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9D00000190B4D81AEF96F4FF27.png" manifest:media-type="image/png"/>
  <manifest:file-entry manifest:full-path="Pictures/10000000000003A4000001F2DC8C0C934207CE44.png" manifest:media-type="image/png"/>
  <manifest:file-entry manifest:full-path="Pictures/100000000000039A000001FC7EF5D2C4CE9670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265cm" svg:y="0.175cm" svg:width="17cm" svg:height="9.366cm" draw:z-index="0"><draw:image xlink:href="Pictures/100000000000039A000001FC7EF5D2C4CE9670FF.png" xlink:type="simple" xlink:show="embed" xlink:actuate="onLoad" draw:mime-type="image/png"/></draw:frame></text:p>
      <text:p text:style-name="Standard"><draw:frame draw:style-name="fr1" draw:name="Image2" text:anchor-type="char" svg:x="1.362cm" svg:y="0.155cm" svg:width="14.395cm" svg:height="8.214cm" draw:z-index="1"><draw:image xlink:href="Pictures/10000000000003A4000001F2DC8C0C934207CE44.png" xlink:type="simple" xlink:show="embed" xlink:actuate="onLoad" draw:mime-type="image/png"/></draw:frame><draw:frame draw:style-name="fr1" draw:name="Image3" text:anchor-type="char" svg:x="0.291cm" svg:y="8.883cm" svg:width="15.824cm" svg:height="6.842cm" draw:z-index="2"><draw:image xlink:href="Pictures/100000000000039D00000190B4D81AEF96F4FF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31:05.791173470</meta:creation-date>
    <dc:date>2023-10-04T11:35:23.326597313</dc:date>
    <meta:editing-duration>PT4M18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5.6.2$Linux_X86_64 LibreOffice_project/50$Build-2</meta:generator>
  </office:meta>
</office:document-meta>
</file>